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1.3098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7138in"/>
    </style:style>
    <style:style style:name="co5" style:family="table-column">
      <style:table-column-properties fo:break-before="auto" style:column-width="1.828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2.6602in"/>
    </style:style>
    <style:style style:name="co10" style:family="table-column">
      <style:table-column-properties fo:break-before="auto" style:column-width="2.9819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1.8811in"/>
    </style:style>
    <style:style style:name="co13" style:family="table-column">
      <style:table-column-properties fo:break-before="auto" style:column-width="2.1484in"/>
    </style:style>
    <style:style style:name="co14" style:family="table-column">
      <style:table-column-properties fo:break-before="auto" style:column-width="1.8689in"/>
    </style:style>
    <style:style style:name="co15" style:family="table-column">
      <style:table-column-properties fo:break-before="auto" style:column-width="1.5299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2.6189in"/>
    </style:style>
    <style:style style:name="co18" style:family="table-column">
      <style:table-column-properties fo:break-before="auto" style:column-width="2.9945in"/>
    </style:style>
    <style:style style:name="co19" style:family="table-column">
      <style:table-column-properties fo:break-before="auto" style:column-width="0.9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1" style:font-name-complex="Courier New1"/>
    </style:style>
    <style:style style:name="ce3" style:family="table-cell" style:parent-style-name="Default" style:data-style-name="N0">
      <style:text-properties fo:color="#000000" style:font-name="Courier New" fo:font-size="11pt" style:font-name-asian="Courier New1" style:font-size-asian="11pt" style:font-name-complex="Courier New1" style:font-size-complex="11pt"/>
    </style:style>
    <style:style style:name="ce4" style:family="table-cell" style:parent-style-name="Default" style:data-style-name="N0">
      <style:text-properties style:font-name="Courier New" fo:font-size="11pt" style:font-name-asian="Courier New1" style:font-size-asian="11pt" style:font-name-complex="Courier New1" style:font-size-complex="11pt"/>
    </style:style>
    <style:style style:name="ce9" style:family="table-cell" style:parent-style-name="Default" style:data-style-name="N0">
      <style:text-properties fo:color="#000000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style:font-name="Courier New" style:font-name-asian="Courier New1" style:font-name-complex="Courier New1"/>
    </style:style>
    <style:style style:name="ce13" style:family="table-cell" style:parent-style-name="Default" style:data-style-name="N0">
      <style:text-properties fo:color="#000000" style:font-name="Courier New" fo:font-size="11pt" style:font-name-asian="Courier New1" style:font-size-asian="11pt" style:font-name-complex="Courier New1" style:font-size-complex="11pt"/>
    </style:style>
    <style:style style:name="ce14" style:family="table-cell" style:parent-style-name="Default" style:data-style-name="N0">
      <style:text-properties style:font-name="Courier New" fo:font-size="11pt" style:font-name-asian="Courier New1" style:font-size-asian="11pt" style:font-name-complex="Courier New1" style:font-size-complex="11pt"/>
    </style:style>
    <style:style style:name="ce15" style:family="table-cell" style:parent-style-name="Default" style:data-style-name="N0">
      <style:text-properties fo:color="#000000" fo:font-size="10pt" style:font-name-asian="Liberation Sans1" style:font-size-asian="10pt" style:font-name-complex="Liberation Sans1" style:font-size-complex="10pt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style-asian="normal" style:font-style-complex="normal" fo:font-weight="bold" style:font-weight-asian="bold" style:font-weight-complex="bold"/>
    </style:style>
    <style:style style:name="T14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8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1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/>
    </style:style>
    <style:style style:name="T20" style:family="text">
      <style:text-properties fo:color="#000000" style:text-underline-style="none" style:text-underline-color="font-color" style:text-line-through-type="none" fo:font-style="normal" style:text-outline="false" fo:text-shadow="none" style:font-style-asian="normal" style:font-style-complex="normal" fo:font-weight="bold" style:font-weight-asian="bold" style:font-weight-complex="bold"/>
    </style:style>
    <style:style style:name="T21" style:family="text">
      <style:text-properties fo:color="#000000" style:text-underline-style="none" style:text-underline-color="font-color" style:text-line-through-type="none" fo:font-style="normal" style:text-outline="false" fo:text-shadow="none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T_Sequencing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21" table:default-cell-style-name="ce11"/>
        <table:table-row table:style-name="ro1">
          <table:table-cell office:value-type="string" calcext:value-type="string">
            <text:p>WT Sequence</text:p>
          </table:table-cell>
          <table:table-cell office:value-type="string" calcext:value-type="string">
            <text:p>Sequencing 2024-3</text:p>
          </table:table-cell>
          <table:table-cell office:value-type="string" calcext:value-type="string">
            <text:p>Sequencing 2024-4-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LAFLLTVLLLLLSIL</text:p>
          </table:table-cell>
          <table:table-cell office:value-type="string" calcext:value-type="string">
            <text:p>L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LAILLTLLAVLFSLL</text:p>
          </table:table-cell>
          <table:table-cell office:value-type="string" calcext:value-type="string">
            <text:p>LWT3/L3/L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LLTLLAVLISLLFLL</text:p>
          </table:table-cell>
          <table:table-cell office:value-type="string" calcext:value-type="string">
            <text:p>LWT8/L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LTLLLALIVLLFSLL</text:p>
          </table:table-cell>
          <table:table-cell office:value-type="string" calcext:value-type="string">
            <text:p>LWT11/L6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LVALLTILFLLLSLL</text:p>
          </table:table-cell>
          <table:table-cell office:value-type="string" calcext:value-type="string">
            <text:p>LWT12/LWT7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VALLTILLALLFSLL</text:p>
          </table:table-cell>
          <table:table-cell office:value-type="string" calcext:value-type="string">
            <text:p>L8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LLLALLLVTLLAYLLSFL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WT38/RWT37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ATLLISLLFTLLVLL</text:p>
          </table:table-cell>
          <table:table-cell office:value-type="string" calcext:value-type="string">
            <text:p>RWT6/R4</text:p>
          </table:table-cell>
          <table:table-cell office:value-type="string" calcext:value-type="string">
            <text:p>RWT3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FYLLLTLLVALLSIL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LLLILLSVLLAYLLTFL</text:p>
          </table:table-cell>
          <table:table-cell/>
          <table:table-cell office:value-type="string" calcext:value-type="string">
            <text:p>RWT33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LTLLVALLSTLLIFL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WT3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TALLVALLFALLSL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WT4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VYLLTILLALLLSFL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LLLYALLTTLLSVLLFLL</text:p>
          </table:table-cell>
          <table:table-cell office:value-type="string" calcext:value-type="string">
            <text:p>RWT3/R1</text:p>
          </table:table-cell>
          <table:table-cell office:value-type="string" calcext:value-type="string">
            <text:p>RWT36/RWT35/RWT32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LLYALLTVLLALLLSFL</text:p>
          </table:table-cell>
          <table:table-cell/>
          <table:table-cell office:value-type="string" calcext:value-type="string">
            <text:p>RWT39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gle_Mutant_Sequencing" table:style-name="ta1">
        <table:table-column table:style-name="co5" table:default-cell-style-name="ce11"/>
        <table:table-column table:style-name="co6" table:number-columns-repeated="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number-columns-repeated="2" table:default-cell-style-name="ce11"/>
        <table:table-column table:style-name="co4" table:number-columns-repeated="1013" table:default-cell-style-name="ce11"/>
        <table:table-row table:style-name="ro1">
          <table:table-cell office:value-type="string" calcext:value-type="string">
            <text:p>WT 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/>
          <table:table-cell office:value-type="string" calcext:value-type="string">
            <text:p>WT Sequence</text:p>
          </table:table-cell>
          <table:table-cell office:value-type="string" calcext:value-type="string">
            <text:p>Mutant 1</text:p>
          </table:table-cell>
          <table:table-cell office:value-type="string" calcext:value-type="string">
            <text:p>Mutant 2</text:p>
          </table:table-cell>
          <table:table-cell office:value-type="string" calcext:value-type="string">
            <text:p>Mutant 3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span text:style-name="T12">LLLLAFLL</text:span><text:span text:style-name="T13">T</text:span><text:span text:style-name="T14">VLLLLL</text:span><text:span text:style-name="T13">S</text:span><text:span text:style-name="T14">IL</text:span></text:p>
          </table:table-cell>
          <table:table-cell table:style-name="ce14" office:value-type="string" calcext:value-type="string">
            <text:p>LLLLAFLL<text:span text:style-name="T18">V</text:span>VLLLLLSIL</text:p>
          </table:table-cell>
          <table:table-cell table:style-name="ce14" office:value-type="string" calcext:value-type="string">
            <text:p>LLLLAFLL<text:span text:style-name="T18">A</text:span>VLLLLLSIL</text:p>
          </table:table-cell>
          <table:table-cell table:style-name="ce14" office:value-type="string" calcext:value-type="string">
            <text:p>LLLLAFLLTVLLLLL<text:span text:style-name="T18">A</text:span>IL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ut1-5/Lmut1-9</text:p>
          </table:table-cell>
          <table:table-cell/>
          <table:table-cell office:value-type="string" calcext:value-type="string">
            <text:p>Lmut2-10/Lmut2-8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span text:style-name="T15">LLLLAILL</text:span><text:span text:style-name="T16">T</text:span><text:span text:style-name="T17">LLAVLF</text:span><text:span text:style-name="T16">S</text:span><text:span text:style-name="T17">LL</text:span></text:p>
          </table:table-cell>
          <table:table-cell table:style-name="ce14" office:value-type="string" calcext:value-type="string">
            <text:p>LLLLAILL<text:span text:style-name="T18">V</text:span>LLAVLFSLL</text:p>
          </table:table-cell>
          <table:table-cell table:style-name="ce14" office:value-type="string" calcext:value-type="string">
            <text:p>LLLLAILL<text:span text:style-name="T18">A</text:span>LLAVLFSLL</text:p>
          </table:table-cell>
          <table:table-cell table:style-name="ce14"/>
          <table:table-cell office:value-type="string" calcext:value-type="string">
            <text:p>LWT3/L3/L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mut2-3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<text:span text:style-name="T15">LLLLL</text:span><text:span text:style-name="T16">T</text:span><text:span text:style-name="T17">LLAVLI</text:span><text:span text:style-name="T16">S</text:span><text:span text:style-name="T17">LLFLL</text:span></text:p>
          </table:table-cell>
          <table:table-cell table:style-name="ce14" office:value-type="string" calcext:value-type="string">
            <text:p>LLLLLVLL<text:span text:style-name="T18">A</text:span>VLISLLFLL</text:p>
          </table:table-cell>
          <table:table-cell table:style-name="ce14" office:value-type="string" calcext:value-type="string">
            <text:p>LLLLLALL<text:span text:style-name="T18">A</text:span>VLISLLFLL</text:p>
          </table:table-cell>
          <table:table-cell table:style-name="ce14"/>
          <table:table-cell office:value-type="string" calcext:value-type="string">
            <text:p>LWT8/L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ut1-8</text:p>
          </table:table-cell>
          <table:table-cell office:value-type="string" calcext:value-type="string">
            <text:p>Lmut2-7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<text:span text:style-name="T15">LLLL</text:span><text:span text:style-name="T16">T</text:span><text:span text:style-name="T17">LLLALIVLLF</text:span><text:span text:style-name="T16">S</text:span><text:span text:style-name="T17">LL</text:span></text:p>
          </table:table-cell>
          <table:table-cell table:style-name="ce14" office:value-type="string" calcext:value-type="string">
            <text:p>LLLL<text:span text:style-name="T18">V</text:span>LLLALIVLLFSLL</text:p>
          </table:table-cell>
          <table:table-cell table:style-name="ce14" office:value-type="string" calcext:value-type="string">
            <text:p>LLLL<text:span text:style-name="T18">A</text:span>LLLALIVLLFSLL</text:p>
          </table:table-cell>
          <table:table-cell table:style-name="ce14"/>
          <table:table-cell office:value-type="string" calcext:value-type="string">
            <text:p>LWT11/L6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<text:span text:style-name="T15">LLLLVALLTILFLLL</text:span><text:span text:style-name="T16">S</text:span><text:span text:style-name="T17">LL</text:span></text:p>
          </table:table-cell>
          <table:table-cell table:style-name="ce14" office:value-type="string" calcext:value-type="string">
            <text:p>LLLLVALL<text:span text:style-name="T18">V</text:span>ILFLLLSLL</text:p>
          </table:table-cell>
          <table:table-cell table:style-name="ce14" office:value-type="string" calcext:value-type="string">
            <text:p>LLLLVALL<text:span text:style-name="T18">A</text:span>ILFLLLSLL</text:p>
          </table:table-cell>
          <table:table-cell table:style-name="ce14" office:value-type="string" calcext:value-type="string">
            <text:p>LLLLVALLTILFLLL<text:span text:style-name="T18">A</text:span>LL</text:p>
          </table:table-cell>
          <table:table-cell office:value-type="string" calcext:value-type="string">
            <text:p>LWT12/LWT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ut1-12</text:p>
          </table:table-cell>
          <table:table-cell/>
          <table:table-cell office:value-type="string" calcext:value-type="string">
            <text:p>Lmut2-6/Lmut2-4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span text:style-name="T15">LLLVALL</text:span><text:span text:style-name="T16">T</text:span><text:span text:style-name="T17">ILLALLF</text:span><text:span text:style-name="T16">S</text:span><text:span text:style-name="T17">LL</text:span></text:p>
          </table:table-cell>
          <table:table-cell table:style-name="ce14" office:value-type="string" calcext:value-type="string">
            <text:p>LLLVALL<text:span text:style-name="T18">V</text:span>ILLALLFSLL</text:p>
          </table:table-cell>
          <table:table-cell table:style-name="ce14" office:value-type="string" calcext:value-type="string">
            <text:p>LLLVALL<text:span text:style-name="T18">A</text:span>ILLALLFSLL</text:p>
          </table:table-cell>
          <table:table-cell table:style-name="ce14"/>
          <table:table-cell office:value-type="string" calcext:value-type="string">
            <text:p>L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ut2-11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<text:span text:style-name="T15">LLLALLLV</text:span><text:span text:style-name="T16">T</text:span><text:span text:style-name="T17">LLAYLL</text:span><text:span text:style-name="T16">S</text:span><text:span text:style-name="T17">FL</text:span></text:p>
          </table:table-cell>
          <table:table-cell table:style-name="ce14" office:value-type="string" calcext:value-type="string">
            <text:p>LLLALLLVTLLAYLL<text:span text:style-name="T18">A</text:span>FL</text:p>
          </table:table-cell>
          <table:table-cell table:style-name="ce14" table:number-columns-repeated="2"/>
          <table:table-cell office:value-type="string" calcext:value-type="string">
            <text:p>RWT38/RWT37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<text:span text:style-name="T15">LLLA</text:span><text:span text:style-name="T16">T</text:span><text:span text:style-name="T17">LLI</text:span><text:span text:style-name="T16">S</text:span><text:span text:style-name="T17">LLF</text:span><text:span text:style-name="T16">T</text:span><text:span text:style-name="T17">LLVLL</text:span></text:p>
          </table:table-cell>
          <table:table-cell table:style-name="ce14" office:value-type="string" calcext:value-type="string">
            <text:p>LLLA<text:span text:style-name="T18">V</text:span>LLISLLFTLLVLL</text:p>
          </table:table-cell>
          <table:table-cell table:style-name="ce14" office:value-type="string" calcext:value-type="string">
            <text:p>LLLA<text:span text:style-name="T18">A</text:span>LLISLLFTLLVLL</text:p>
          </table:table-cell>
          <table:table-cell table:style-name="ce14"/>
          <table:table-cell office:value-type="string" calcext:value-type="string">
            <text:p>RWT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ut1-11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<text:span text:style-name="T15">LLLFYLLL</text:span><text:span text:style-name="T16">T</text:span><text:span text:style-name="T17">LLVALLSIL</text:span></text:p>
          </table:table-cell>
          <table:table-cell table:style-name="ce14" office:value-type="string" calcext:value-type="string">
            <text:p>LLLFYLLLTLLVALL<text:span text:style-name="T18">A</text:span>IL</text:p>
          </table:table-cell>
          <table:table-cell table:style-name="ce14" office:value-type="string" calcext:value-type="string">
            <text:p>LLLF<text:span text:style-name="T18">F</text:span>LLLTLLVALLSIL</text:p>
          </table:table-cell>
          <table:table-cell table:style-name="ce14"/>
          <table:table-cell table:number-columns-repeated="2"/>
          <table:table-cell office:value-type="string" calcext:value-type="string">
            <text:p>Rmut1-12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<text:span text:style-name="T15">LLLLILL</text:span><text:span text:style-name="T16">S</text:span><text:span text:style-name="T17">VLLAYLL</text:span><text:span text:style-name="T16">T</text:span><text:span text:style-name="T17">FL</text:span></text:p>
          </table:table-cell>
          <table:table-cell table:style-name="ce14" office:value-type="string" calcext:value-type="string">
            <text:p>LLLLILL<text:span text:style-name="T18">A</text:span>VLLAYLLTFL</text:p>
          </table:table-cell>
          <table:table-cell table:style-name="ce14" table:number-columns-repeated="2"/>
          <table:table-cell office:value-type="string" calcext:value-type="string">
            <text:p>RWT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ut1-5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<text:span text:style-name="T15">LLLL</text:span><text:span text:style-name="T16">T</text:span><text:span text:style-name="T17">LLVALL</text:span><text:span text:style-name="T16">ST</text:span><text:span text:style-name="T17">LLIFL</text:span></text:p>
          </table:table-cell>
          <table:table-cell table:style-name="ce14" office:value-type="string" calcext:value-type="string">
            <text:p>LLLL<text:span text:style-name="T18">V</text:span>LLVALLSTLLIFL</text:p>
          </table:table-cell>
          <table:table-cell table:style-name="ce14" office:value-type="string" calcext:value-type="string">
            <text:p>LLLL<text:span text:style-name="T18">A</text:span>LLVALLSTLLIFL</text:p>
          </table:table-cell>
          <table:table-cell table:style-name="ce14" office:value-type="string" calcext:value-type="string">
            <text:p>LLLLTLLVALL<text:span text:style-name="T18">A</text:span>TLLIFL</text:p>
          </table:table-cell>
          <table:table-cell office:value-type="string" calcext:value-type="string">
            <text:p>RWT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ut1-10/Rmut1-8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<text:span text:style-name="T15">LLL</text:span><text:span text:style-name="T16">T</text:span><text:span text:style-name="T17">ALLVALLFALL</text:span><text:span text:style-name="T16">S</text:span><text:span text:style-name="T17">LL</text:span></text:p>
          </table:table-cell>
          <table:table-cell table:style-name="ce14" office:value-type="string" calcext:value-type="string">
            <text:p>LLLTALLVALLFALLALL</text:p>
          </table:table-cell>
          <table:table-cell table:style-name="ce14" table:number-columns-repeated="2"/>
          <table:table-cell office:value-type="string" calcext:value-type="string">
            <text:p>RWT4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<text:span text:style-name="T15">LLLV</text:span><text:span text:style-name="T16">Y</text:span><text:span text:style-name="T17">LL</text:span><text:span text:style-name="T16">T</text:span><text:span text:style-name="T17">ILLALLL</text:span><text:span text:style-name="T16">S</text:span><text:span text:style-name="T17">FL</text:span></text:p>
          </table:table-cell>
          <table:table-cell table:style-name="ce14" office:value-type="string" calcext:value-type="string">
            <text:p>LLLVYLLTILLALLL<text:span text:style-name="T18">A</text:span>FL</text:p>
          </table:table-cell>
          <table:table-cell table:style-name="ce14" office:value-type="string" calcext:value-type="string">
            <text:p>LLLVYLL<text:span text:style-name="T18">V</text:span>ILLALLLSFL</text:p>
          </table:table-cell>
          <table:table-cell table:style-name="ce14" office:value-type="string" calcext:value-type="string">
            <text:p>LLLVYLL<text:span text:style-name="T18">A</text:span>ILLALLLSFL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TT</text:span><text:span text:style-name="T17">LL</text:span><text:span text:style-name="T16">S</text:span><text:span text:style-name="T17">VLLFLL</text:span></text:p>
          </table:table-cell>
          <table:table-cell table:style-name="ce14" office:value-type="string" calcext:value-type="string">
            <text:p>LLLYALL<text:span text:style-name="T18">V</text:span>TLLSVLLFLL</text:p>
          </table:table-cell>
          <table:table-cell table:style-name="ce14" office:value-type="string" calcext:value-type="string">
            <text:p>LLLYALL<text:span text:style-name="T18">A</text:span>TLLSVLLFLL</text:p>
          </table:table-cell>
          <table:table-cell table:style-name="ce14" office:value-type="string" calcext:value-type="string">
            <text:p>LLLYALLTTLL<text:span text:style-name="T18">A</text:span>VLLFLL</text:p>
          </table:table-cell>
          <table:table-cell office:value-type="string" calcext:value-type="string">
            <text:p>RW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mut1-4</text:p>
          </table:table-cell>
          <table:table-cell/>
          <table:table-cell office:value-type="string" calcext:value-type="string">
            <text:p>Rmut2-10/Rmut2-7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T</text:span><text:span text:style-name="T17">VLLALLL</text:span><text:span text:style-name="T16">S</text:span><text:span text:style-name="T17">FL</text:span></text:p>
          </table:table-cell>
          <table:table-cell table:style-name="ce14" office:value-type="string" calcext:value-type="string">
            <text:p>LLLYALL<text:span text:style-name="T18">V</text:span>VLLALLLSFL</text:p>
          </table:table-cell>
          <table:table-cell table:style-name="ce14" office:value-type="string" calcext:value-type="string">
            <text:p>LLLYALL<text:span text:style-name="T18">A</text:span>VLLALLLSFL</text:p>
          </table:table-cell>
          <table:table-cell table:style-name="ce14" office:value-type="string" calcext:value-type="string">
            <text:p>LLLYALLTVLLALLL<text:span text:style-name="T18">A</text:span>FL</text:p>
          </table:table-cell>
          <table:table-cell office:value-type="string" calcext:value-type="string">
            <text:p>RWT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mut2-1/Rmut2-11/Rmut2-8/Rmut2-6/Rmut2-2</text:p>
          </table:table-cell>
          <table:table-cell/>
          <table:table-cell office:value-type="string" calcext:value-type="string">
            <text:p>LLLYALLVTLLAVLLFL</text:p>
          </table:table-cell>
          <table:table-cell office:value-type="string" calcext:value-type="string">
            <text:p>Rmut1-2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_Mutant_Sequencing" table:style-name="ta2">
        <table:table-column table:style-name="co6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7" table:default-cell-style-name="ce11"/>
        <table:table-column table:style-name="co4" table:number-columns-repeated="1014" table:default-cell-style-name="ce11"/>
        <table:table-row table:style-name="ro1">
          <table:table-cell office:value-type="string" calcext:value-type="string">
            <text:p>WT Sequence</text:p>
          </table:table-cell>
          <table:table-cell office:value-type="string" calcext:value-type="string">
            <text:p>Double Mutants</text:p>
          </table:table-cell>
          <table:table-cell office:value-type="string" calcext:value-type="string">
            <text:p>Disruption mutants</text:p>
          </table:table-cell>
          <table:table-cell office:value-type="string" calcext:value-type="string">
            <text:p>Y Mutants</text:p>
          </table:table-cell>
          <table:table-cell/>
          <table:table-cell office:value-type="string" calcext:value-type="string">
            <text:p>WT Sequence</text:p>
          </table:table-cell>
          <table:table-cell office:value-type="string" calcext:value-type="string">
            <text:p>Multi Mutant</text:p>
          </table:table-cell>
          <table:table-cell office:value-type="string" calcext:value-type="string">
            <text:p>Clash Mutant</text:p>
          </table:table-cell>
          <table:table-cell office:value-type="string" calcext:value-type="string">
            <text:p>Y Mutant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<text:span text:style-name="T12">LLLLAFLL</text:span><text:span text:style-name="T13">T</text:span><text:span text:style-name="T14">VLLLLL</text:span><text:span text:style-name="T13">S</text:span><text:span text:style-name="T14">IL</text:span></text:p>
          </table:table-cell>
          <table:table-cell table:style-name="ce13" office:value-type="string" calcext:value-type="string">
            <text:p><text:span text:style-name="T15">LLLLAFLL</text:span><text:span text:style-name="T16">V</text:span><text:span text:style-name="T17">VLLLLL</text:span><text:span text:style-name="T16">A</text:span><text:span text:style-name="T17">IL</text:span></text:p>
          </table:table-cell>
          <table:table-cell table:style-name="ce13" office:value-type="string" calcext:value-type="string">
            <text:p><text:span text:style-name="T15">LLLLAFLL</text:span><text:span text:style-name="T16">I</text:span><text:span text:style-name="T17">VLLLLLSILILI</text:span></text:p>
          </table:table-cell>
          <table:table-cell table:style-name="ce12"/>
          <table:table-cell office:value-type="string" calcext:value-type="string">
            <text:p>L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3/LD20/LD11/LD44/LD42/LD36/LD30</text:p>
          </table:table-cell>
          <table:table-cell office:value-type="string" calcext:value-type="string">
            <text:p>LC9</text:p>
          </table:table-cell>
          <table:table-cell/>
          <table:table-cell office:value-type="string" calcext:value-type="string">
            <text:p>LD18 is a multiple with two tms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<text:span text:style-name="T15">LLLLAILL</text:span><text:span text:style-name="T16">T</text:span><text:span text:style-name="T17">LLAVLF</text:span><text:span text:style-name="T16">S</text:span><text:span text:style-name="T17">LL</text:span></text:p>
          </table:table-cell>
          <table:table-cell table:style-name="ce13" office:value-type="string" calcext:value-type="string">
            <text:p><text:span text:style-name="T15">LLLLAILL</text:span><text:span text:style-name="T16">V</text:span><text:span text:style-name="T17">LLAVLF</text:span><text:span text:style-name="T16">A</text:span><text:span text:style-name="T17">LL</text:span></text:p>
          </table:table-cell>
          <table:table-cell table:style-name="ce13" office:value-type="string" calcext:value-type="string">
            <text:p><text:span text:style-name="T15">LLLLAILLTLL</text:span><text:span text:style-name="T16">I</text:span><text:span text:style-name="T17">VLFSLLILI</text:span></text:p>
          </table:table-cell>
          <table:table-cell table:style-name="ce12"/>
          <table:table-cell office:value-type="string" calcext:value-type="string">
            <text:p>LWT3/L3/L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21/LD47</text:p>
          </table:table-cell>
          <table:table-cell office:value-type="string" calcext:value-type="string">
            <text:p>LC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LL</text:span><text:span text:style-name="T16">T</text:span><text:span text:style-name="T17">LLAVLI</text:span><text:span text:style-name="T16">S</text:span><text:span text:style-name="T17">LLFLL</text:span></text:p>
          </table:table-cell>
          <table:table-cell table:style-name="ce13" office:value-type="string" calcext:value-type="string">
            <text:p><text:span text:style-name="T15">LLLLL</text:span><text:span text:style-name="T16">V</text:span><text:span text:style-name="T17">LLAVLI</text:span><text:span text:style-name="T16">A</text:span><text:span text:style-name="T17">LLFLL</text:span></text:p>
          </table:table-cell>
          <table:table-cell table:style-name="ce13" office:value-type="string" calcext:value-type="string">
            <text:p><text:span text:style-name="T15">LLLLLTLLAVLI</text:span><text:span text:style-name="T16">I</text:span><text:span text:style-name="T17">LLFLLILI</text:span></text:p>
          </table:table-cell>
          <table:table-cell table:style-name="ce12"/>
          <table:table-cell office:value-type="string" calcext:value-type="string">
            <text:p>LWT8/L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<text:span text:style-name="T15">LLLL</text:span><text:span text:style-name="T16">T</text:span><text:span text:style-name="T17">LLLALIVLLF</text:span><text:span text:style-name="T16">S</text:span><text:span text:style-name="T17">LL</text:span></text:p>
          </table:table-cell>
          <table:table-cell table:style-name="ce13" office:value-type="string" calcext:value-type="string">
            <text:p><text:span text:style-name="T15">LLLL</text:span><text:span text:style-name="T16">V</text:span><text:span text:style-name="T17">LLLALIVLLF</text:span><text:span text:style-name="T16">A</text:span><text:span text:style-name="T17">LL</text:span></text:p>
          </table:table-cell>
          <table:table-cell table:style-name="ce13" office:value-type="string" calcext:value-type="string">
            <text:p><text:span text:style-name="T15">LLLLTLLLALIVLL</text:span><text:span text:style-name="T16">I</text:span><text:span text:style-name="T17">SLLILI</text:span></text:p>
          </table:table-cell>
          <table:table-cell table:style-name="ce12"/>
          <table:table-cell office:value-type="string" calcext:value-type="string">
            <text:p>LWT11/L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50/LD49/LD32</text:p>
          </table:table-cell>
          <table:table-cell office:value-type="string" calcext:value-type="string">
            <text:p>LC3/LC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LVALLTILFLLL</text:span><text:span text:style-name="T16">S</text:span><text:span text:style-name="T17">LL</text:span></text:p>
          </table:table-cell>
          <table:table-cell table:style-name="ce13" office:value-type="string" calcext:value-type="string">
            <text:p><text:span text:style-name="T15">LLLLVALL</text:span><text:span text:style-name="T16">V</text:span><text:span text:style-name="T17">ILFLLL</text:span><text:span text:style-name="T16">A</text:span><text:span text:style-name="T17">LL</text:span></text:p>
          </table:table-cell>
          <table:table-cell table:style-name="ce13" office:value-type="string" calcext:value-type="string">
            <text:p><text:span text:style-name="T15">LLLLVALLTILF</text:span><text:span text:style-name="T16">I</text:span><text:span text:style-name="T17">LLSLLILI</text:span></text:p>
          </table:table-cell>
          <table:table-cell table:style-name="ce12"/>
          <table:table-cell office:value-type="string" calcext:value-type="string">
            <text:p>LWT12/LWT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8/LD3/LD10_day2/LD40/LD34/LD33</text:p>
          </table:table-cell>
          <table:table-cell office:value-type="string" calcext:value-type="string">
            <text:p>M37/M8/M6/M32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VALL</text:span><text:span text:style-name="T16">T</text:span><text:span text:style-name="T17">ILLALLF</text:span><text:span text:style-name="T16">S</text:span><text:span text:style-name="T17">LL</text:span></text:p>
          </table:table-cell>
          <table:table-cell table:style-name="ce13" office:value-type="string" calcext:value-type="string">
            <text:p><text:span text:style-name="T15">LLLVALL</text:span><text:span text:style-name="T16">V</text:span><text:span text:style-name="T17">ILLALLF</text:span><text:span text:style-name="T16">A</text:span><text:span text:style-name="T17">LL</text:span></text:p>
          </table:table-cell>
          <table:table-cell table:style-name="ce13" office:value-type="string" calcext:value-type="string">
            <text:p><text:span text:style-name="T15">LLLVALLTILL</text:span><text:span text:style-name="T16">I</text:span><text:span text:style-name="T17">LLFSLLILI</text:span></text:p>
          </table:table-cell>
          <table:table-cell table:style-name="ce12"/>
          <table:table-cell office:value-type="string" calcext:value-type="string">
            <text:p>L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9/LD7/LD6/LD4/LD1/LD10/LD12/LD52</text:p>
          </table:table-cell>
          <table:table-cell office:value-type="string" calcext:value-type="string">
            <text:p>LC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ALLLV</text:span><text:span text:style-name="T16">T</text:span><text:span text:style-name="T17">LLAYLL</text:span><text:span text:style-name="T16">S</text:span><text:span text:style-name="T17">FL</text:span></text:p>
          </table:table-cell>
          <table:table-cell table:style-name="ce13" office:value-type="string" calcext:value-type="string">
            <text:p><text:span text:style-name="T15">LLLALLLV</text:span><text:span text:style-name="T16">V</text:span><text:span text:style-name="T17">LLA</text:span><text:span text:style-name="T16">Y</text:span><text:span text:style-name="T17">LL</text:span><text:span text:style-name="T16">A</text:span><text:span text:style-name="T17">FL</text:span></text:p>
          </table:table-cell>
          <table:table-cell table:style-name="ce13" office:value-type="string" calcext:value-type="string">
            <text:p><text:span text:style-name="T15">LLLALLLVTLL</text:span><text:span text:style-name="T16">I</text:span><text:span text:style-name="T17">YLLSFLILI</text:span></text:p>
          </table:table-cell>
          <table:table-cell table:style-name="ce13" office:value-type="string" calcext:value-type="string">
            <text:p><text:span text:style-name="T15">LLLALLLV</text:span><text:span text:style-name="T16">V</text:span><text:span text:style-name="T17">LLA</text:span><text:span text:style-name="T16">F</text:span><text:span text:style-name="T17">LL</text:span><text:span text:style-name="T16">A</text:span><text:span text:style-name="T17">FL</text:span></text:p>
          </table:table-cell>
          <table:table-cell office:value-type="string" calcext:value-type="string">
            <text:p>RWT38/RWT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M17/M36(multiple length plasmid)/M7/M5/M14/M35</text:p>
          </table:table-cell>
          <table:table-cell office:value-type="string" calcext:value-type="string">
            <text:p>YF3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<text:span text:style-name="T15">LLLA</text:span><text:span text:style-name="T16">T</text:span><text:span text:style-name="T17">LLI</text:span><text:span text:style-name="T16">S</text:span><text:span text:style-name="T17">LLF</text:span><text:span text:style-name="T16">T</text:span><text:span text:style-name="T17">LLVLL</text:span></text:p>
          </table:table-cell>
          <table:table-cell table:style-name="ce13" office:value-type="string" calcext:value-type="string">
            <text:p><text:span text:style-name="T15">LLLA</text:span><text:span text:style-name="T16">V</text:span><text:span text:style-name="T17">LLI</text:span><text:span text:style-name="T16">A</text:span><text:span text:style-name="T17">LLF</text:span><text:span text:style-name="T16">V</text:span><text:span text:style-name="T17">LLVLL</text:span></text:p>
          </table:table-cell>
          <table:table-cell table:style-name="ce13" office:value-type="string" calcext:value-type="string">
            <text:p><text:span text:style-name="T15">LLLATLLI</text:span><text:span text:style-name="T16">I</text:span><text:span text:style-name="T17">LLFTLLVLLILI</text:span></text:p>
          </table:table-cell>
          <table:table-cell table:style-name="ce12"/>
          <table:table-cell office:value-type="string" calcext:value-type="string">
            <text:p>RWT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36/RD30</text:p>
          </table:table-cell>
          <table:table-cell office:value-type="string" calcext:value-type="string">
            <text:p>M39/M29/M26/M2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FYLLL</text:span><text:span text:style-name="T16">T</text:span><text:span text:style-name="T17">LLVALLSIL</text:span></text:p>
          </table:table-cell>
          <table:table-cell table:style-name="ce13" office:value-type="string" calcext:value-type="string">
            <text:p><text:span text:style-name="T15">LLLF</text:span><text:span text:style-name="T16">Y</text:span><text:span text:style-name="T17">LLL</text:span><text:span text:style-name="T16">V</text:span><text:span text:style-name="T17">LLVALL</text:span><text:span text:style-name="T16">A</text:span><text:span text:style-name="T17">IL</text:span></text:p>
          </table:table-cell>
          <table:table-cell table:style-name="ce13" office:value-type="string" calcext:value-type="string">
            <text:p><text:span text:style-name="T15">LLLFYLLLTLLV</text:span><text:span text:style-name="T16">I</text:span><text:span text:style-name="T17">LLSILILI</text:span></text:p>
          </table:table-cell>
          <table:table-cell table:style-name="ce13" office:value-type="string" calcext:value-type="string">
            <text:p><text:span text:style-name="T15">LLLF</text:span><text:span text:style-name="T16">F</text:span><text:span text:style-name="T17">LLL</text:span><text:span text:style-name="T16">V</text:span><text:span text:style-name="T17">LLVALL</text:span><text:span text:style-name="T16">A</text:span><text:span text:style-name="T17">IL</text:span></text:p>
          </table:table-cell>
          <table:table-cell office:value-type="string" calcext:value-type="string">
            <text:p>M27/M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53/RD50</text:p>
          </table:table-cell>
          <table:table-cell office:value-type="string" calcext:value-type="string">
            <text:p>RC6/RC5</text:p>
          </table:table-cell>
          <table:table-cell office:value-type="string" calcext:value-type="string">
            <text:p>YF7/YF5/YF4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<text:span text:style-name="T15">LLLLILL</text:span><text:span text:style-name="T16">S</text:span><text:span text:style-name="T17">VLLAYLL</text:span><text:span text:style-name="T16">T</text:span><text:span text:style-name="T17">FL</text:span></text:p>
          </table:table-cell>
          <table:table-cell table:style-name="ce13" office:value-type="string" calcext:value-type="string">
            <text:p><text:span text:style-name="T15">LLLLILL</text:span><text:span text:style-name="T16">A</text:span><text:span text:style-name="T17">VLLA</text:span><text:span text:style-name="T16">Y</text:span><text:span text:style-name="T17">LL</text:span><text:span text:style-name="T16">V</text:span><text:span text:style-name="T17">FL</text:span></text:p>
          </table:table-cell>
          <table:table-cell table:style-name="ce13" office:value-type="string" calcext:value-type="string">
            <text:p><text:span text:style-name="T15">LLLLILLSVLL</text:span><text:span text:style-name="T16">I</text:span><text:span text:style-name="T17">YLLTFLILI</text:span></text:p>
          </table:table-cell>
          <table:table-cell table:style-name="ce13" office:value-type="string" calcext:value-type="string">
            <text:p><text:span text:style-name="T15">LLLLILL</text:span><text:span text:style-name="T16">A</text:span><text:span text:style-name="T17">VLLA</text:span><text:span text:style-name="T16">F</text:span><text:span text:style-name="T17">LL</text:span><text:span text:style-name="T16">V</text:span><text:span text:style-name="T17">FL</text:span></text:p>
          </table:table-cell>
          <table:table-cell office:value-type="string" calcext:value-type="string">
            <text:p>RWT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40/M9/M3/M28/M23</text:p>
          </table:table-cell>
          <table:table-cell office:value-type="string" calcext:value-type="string">
            <text:p>RC7</text:p>
          </table:table-cell>
          <table:table-cell office:value-type="string" calcext:value-type="string">
            <text:p>YF6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<text:span text:style-name="T15">LLLL</text:span><text:span text:style-name="T16">T</text:span><text:span text:style-name="T17">LLVALL</text:span><text:span text:style-name="T16">ST</text:span><text:span text:style-name="T17">LLIFL</text:span></text:p>
          </table:table-cell>
          <table:table-cell table:style-name="ce13" office:value-type="string" calcext:value-type="string">
            <text:p><text:span text:style-name="T15">LLLL</text:span><text:span text:style-name="T16">V</text:span><text:span text:style-name="T17">LLVALL</text:span><text:span text:style-name="T16">AV</text:span><text:span text:style-name="T17">LLIFL</text:span></text:p>
          </table:table-cell>
          <table:table-cell table:style-name="ce13" office:value-type="string" calcext:value-type="string">
            <text:p><text:span text:style-name="T15">LLLLTLLVALLS</text:span><text:span text:style-name="T16">I</text:span><text:span text:style-name="T17">LLIFLILI</text:span></text:p>
          </table:table-cell>
          <table:table-cell table:style-name="ce12"/>
          <table:table-cell office:value-type="string" calcext:value-type="string">
            <text:p>RWT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7</text:p>
          </table:table-cell>
          <table:table-cell office:value-type="string" calcext:value-type="string">
            <text:p>RC8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</text:span><text:span text:style-name="T16">T</text:span><text:span text:style-name="T17">ALLVALLFALL</text:span><text:span text:style-name="T16">S</text:span><text:span text:style-name="T17">LL</text:span></text:p>
          </table:table-cell>
          <table:table-cell table:style-name="ce13" office:value-type="string" calcext:value-type="string">
            <text:p><text:span text:style-name="T15">LLL</text:span><text:span text:style-name="T16">V</text:span><text:span text:style-name="T17">ALLVALLFALL</text:span><text:span text:style-name="T16">A</text:span><text:span text:style-name="T17">LL</text:span></text:p>
          </table:table-cell>
          <table:table-cell table:style-name="ce13" office:value-type="string" calcext:value-type="string">
            <text:p><text:span text:style-name="T15">LLLTALLVALLF</text:span><text:span text:style-name="T16">I</text:span><text:span text:style-name="T17">LLSLLILI</text:span></text:p>
          </table:table-cell>
          <table:table-cell table:style-name="ce12"/>
          <table:table-cell office:value-type="string" calcext:value-type="string">
            <text:p>RWT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52</text:p>
          </table:table-cell>
          <table:table-cell office:value-type="string" calcext:value-type="string">
            <text:p>RC1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V</text:span><text:span text:style-name="T16">Y</text:span><text:span text:style-name="T17">LL</text:span><text:span text:style-name="T16">T</text:span><text:span text:style-name="T17">ILLALLL</text:span><text:span text:style-name="T16">S</text:span><text:span text:style-name="T17">FL</text:span></text:p>
          </table:table-cell>
          <table:table-cell table:style-name="ce13" office:value-type="string" calcext:value-type="string">
            <text:p><text:span text:style-name="T15">LLLV</text:span><text:span text:style-name="T16">Y</text:span><text:span text:style-name="T17">LL</text:span><text:span text:style-name="T16">V</text:span><text:span text:style-name="T17">ILLALLL</text:span><text:span text:style-name="T16">A</text:span><text:span text:style-name="T17">FL</text:span></text:p>
          </table:table-cell>
          <table:table-cell table:style-name="ce13" office:value-type="string" calcext:value-type="string">
            <text:p><text:span text:style-name="T15">LLLVYLLTILLALLL</text:span><text:span text:style-name="T16">I</text:span><text:span text:style-name="T17">FLILI</text:span></text:p>
          </table:table-cell>
          <table:table-cell table:style-name="ce13" office:value-type="string" calcext:value-type="string">
            <text:p><text:span text:style-name="T15">LLLV</text:span><text:span text:style-name="T16">F</text:span><text:span text:style-name="T17">LL</text:span><text:span text:style-name="T16">V</text:span><text:span text:style-name="T17">ILLALLL</text:span><text:span text:style-name="T16">A</text:span><text:span text:style-name="T17">FL</text:span></text:p>
          </table:table-cell>
          <table:table-cell table:number-columns-repeated="3"/>
          <table:table-cell office:value-type="string" calcext:value-type="string">
            <text:p>RC9/RC4/RC15/RC13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TT</text:span><text:span text:style-name="T17">LL</text:span><text:span text:style-name="T16">S</text:span><text:span text:style-name="T17">VLLFLL</text:span></text:p>
          </table:table-cell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VV</text:span><text:span text:style-name="T17">LL</text:span><text:span text:style-name="T16">A</text:span><text:span text:style-name="T17">VLLFLL</text:span></text:p>
          </table:table-cell>
          <table:table-cell table:style-name="ce13" office:value-type="string" calcext:value-type="string">
            <text:p><text:span text:style-name="T15">LLLYALLTTLL</text:span><text:span text:style-name="T16">I</text:span><text:span text:style-name="T17">VLLFLLILI</text:span></text:p>
          </table:table-cell>
          <table:table-cell table:style-name="ce15" office:value-type="string" calcext:value-type="string">
            <text:p><text:span text:style-name="T19">LLL</text:span><text:span text:style-name="T20">F</text:span><text:span text:style-name="T21">ALL</text:span><text:span text:style-name="T20">VV</text:span><text:span text:style-name="T21">LL</text:span><text:span text:style-name="T20">A</text:span><text:span text:style-name="T21">VLLFLL</text:span></text:p>
          </table:table-cell>
          <table:table-cell office:value-type="string" calcext:value-type="string">
            <text:p>RWT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2/RD48</text:p>
          </table:table-cell>
          <table:table-cell office:value-type="string" calcext:value-type="string">
            <text:p>RC11/RC10</text:p>
          </table:table-cell>
          <table:table-cell office:value-type="string" calcext:value-type="string">
            <text:p>M18/M15/M10/M25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T</text:span><text:span text:style-name="T17">VLLALLL</text:span><text:span text:style-name="T16">S</text:span><text:span text:style-name="T17">FL</text:span></text:p>
          </table:table-cell>
          <table:table-cell table:style-name="ce13" office:value-type="string" calcext:value-type="string">
            <text:p><text:span text:style-name="T15">LLL</text:span><text:span text:style-name="T16">Y</text:span><text:span text:style-name="T17">ALL</text:span><text:span text:style-name="T16">V</text:span><text:span text:style-name="T17">VLLALLL</text:span><text:span text:style-name="T16">A</text:span><text:span text:style-name="T17">FL</text:span></text:p>
          </table:table-cell>
          <table:table-cell table:style-name="ce13" office:value-type="string" calcext:value-type="string">
            <text:p><text:span text:style-name="T15">LLLYALLTVLLALLL</text:span><text:span text:style-name="T16">I</text:span><text:span text:style-name="T17">FLILI</text:span></text:p>
          </table:table-cell>
          <table:table-cell table:style-name="ce13" office:value-type="string" calcext:value-type="string">
            <text:p><text:span text:style-name="T15">LLL</text:span><text:span text:style-name="T16">F</text:span><text:span text:style-name="T17">ALL</text:span><text:span text:style-name="T16">V</text:span><text:span text:style-name="T17">VLLALLL</text:span><text:span text:style-name="T16">A</text:span><text:span text:style-name="T17">FL</text:span></text:p>
          </table:table-cell>
          <table:table-cell office:value-type="string" calcext:value-type="string">
            <text:p>RWT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1/RD12/RD22/RD39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YF9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4-04T14:29:54Z</meta:creation-date>
    <dc:date>2024-04-25T13:13:16.373440595</dc:date>
    <meta:editing-cycles>6</meta:editing-cycles>
    <meta:editing-duration>P9DT2H14M43S</meta:editing-duration>
    <meta:document-statistic meta:table-count="3" meta:cell-count="255" meta:object-count="0"/>
  </office:meta>
</office:document-meta>
</file>